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13.905cm" fo:margin-left="2.528cm" table:align="left" style:writing-mode="lr-tb"/>
    </style:style>
    <style:style style:name="Table4.A" style:family="table-column">
      <style:table-column-properties style:column-width="0.896cm"/>
    </style:style>
    <style:style style:name="Table4.B" style:family="table-column">
      <style:table-column-properties style:column-width="13.0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1cm" table:align="right" style:writing-mode="lr-tb"/>
    </style:style>
    <style:style style:name="Table1.A" style:family="table-column">
      <style:table-column-properties style:column-width="6.408cm"/>
    </style:style>
    <style:style style:name="Table1.B" style:family="table-column">
      <style:table-column-properties style:column-width="8.8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608cm" table:align="margins"/>
    </style:style>
    <style:style style:name="Table2.A" style:family="table-column">
      <style:table-column-properties style:column-width="4.304cm" style:rel-column-width="32767*"/>
    </style:style>
    <style:style style:name="Table2.B" style:family="table-column">
      <style:table-column-properties style:column-width="4.304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style:font-name="Arial1" fo:font-size="11pt" officeooo:rsid="00080f6c" officeooo:paragraph-rsid="00080f6c"/>
    </style:style>
    <style:style style:name="P4" style:family="paragraph" style:parent-style-name="Text_20_body">
      <style:paragraph-properties fo:margin-top="0cm" fo:margin-bottom="0cm" loext:contextual-spacing="false" fo:line-height="200%" style:writing-mode="lr-tb">
        <style:tab-stops>
          <style:tab-stop style:position="9.87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200%" style:writing-mode="lr-tb">
        <style:tab-stops>
          <style:tab-stop style:position="14.993cm"/>
        </style:tab-stops>
      </style:paragraph-properties>
    </style:style>
    <style:style style:name="P6" style:family="paragraph" style:parent-style-name="Text_20_body">
      <style:text-properties officeooo:rsid="006e206e" officeooo:paragraph-rsid="006e206e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200%" fo:text-indent="0cm" style:auto-text-indent="false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200%" fo:text-indent="0cm" style:auto-text-indent="false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paragraph-rsid="00031b9c" style:text-blinking="false" fo:background-color="transparent"/>
    </style:style>
    <style:style style:name="P9" style:family="paragraph" style:parent-style-name="Heading_20_1">
      <style:paragraph-properties fo:margin-top="0.706cm" fo:margin-bottom="0.212cm" loext:contextual-spacing="false" fo:line-height="200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10" style:family="paragraph" style:parent-style-name="Heading_20_2">
      <style:paragraph-properties fo:margin-top="0.635cm" fo:margin-bottom="0.212cm" loext:contextual-spacing="false" fo:line-height="200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text-properties style:font-name="Arial" fo:font-size="11pt" officeooo:rsid="00080f6c" officeooo:paragraph-rsid="00080f6c"/>
    </style:style>
    <style:style style:name="P12" style:family="paragraph" style:parent-style-name="Table_20_Contents">
      <style:text-properties style:font-name="Andale Mono" fo:font-size="11pt"/>
    </style:style>
    <style:style style:name="P13" style:family="paragraph" style:parent-style-name="Standard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6ca35" style:text-blinking="false"/>
    </style:style>
    <style:style style:name="P1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31b9c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5300b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720d8" style:text-blinking="false" fo:background-color="transparent"/>
    </style:style>
    <style:style style:name="P2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f61e6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f685a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76586b" style:text-blinking="false" fo:background-color="transparent"/>
    </style:style>
    <style:style style:name="P2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0f6c" style:text-blinking="false" fo:background-color="transparent"/>
    </style:style>
    <style:style style:name="P2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4616" style:text-blinking="false" fo:background-color="transparent"/>
    </style:style>
    <style:style style:name="P2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6ca35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b802b3" officeooo:paragraph-rsid="00b802b3" style:text-blinking="false" fo:background-color="transparent"/>
    </style:style>
    <style:style style:name="P2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20d8" officeooo:paragraph-rsid="000720d8" style:text-blinking="false" fo:background-color="transparent"/>
    </style:style>
    <style:style style:name="P2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20d8" officeooo:paragraph-rsid="00ead330" style:text-blinking="false" fo:background-color="transparent"/>
    </style:style>
    <style:style style:name="P2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20d8" officeooo:paragraph-rsid="000f685a" style:text-blinking="false" fo:background-color="transparent"/>
    </style:style>
    <style:style style:name="P3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0f6c" officeooo:paragraph-rsid="00080f6c" style:text-blinking="false" fo:background-color="transparent"/>
    </style:style>
    <style:style style:name="P3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31b9c" style:text-blinking="false"/>
    </style:style>
    <style:style style:name="P3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5300b" style:text-blinking="false"/>
    </style:style>
    <style:style style:name="P3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720d8" style:text-blinking="false"/>
    </style:style>
    <style:style style:name="P3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20d8" officeooo:paragraph-rsid="000720d8" style:text-blinking="false"/>
    </style:style>
    <style:style style:name="P3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994e54" style:text-blinking="false"/>
    </style:style>
    <style:style style:name="P3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paragraph-rsid="00114616" style:text-blinking="false" fo:background-color="transparent"/>
    </style:style>
    <style:style style:name="P3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paragraph-rsid="0023ffa4" style:text-blinking="false" fo:background-color="transparent"/>
    </style:style>
    <style:style style:name="P3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77291e" officeooo:paragraph-rsid="0077291e" style:text-blinking="false" fo:background-color="transparent"/>
    </style:style>
    <style:style style:name="P4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officeooo:paragraph-rsid="00080f6c"/>
    </style:style>
    <style:style style:name="P4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</style:style>
    <style:style style:name="P4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0f6c" style:text-blinking="false" fo:background-color="transparent"/>
    </style:style>
    <style:style style:name="P4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99970" style:text-blinking="false" fo:background-color="transparent"/>
    </style:style>
    <style:style style:name="P4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paragraph-rsid="0077b05c" style:text-blinking="false" fo:background-color="transparent"/>
    </style:style>
    <style:style style:name="P4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fo:padding="0.049cm" fo:border="none" style:shadow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200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8e7603" style:text-blinking="false"/>
    </style:style>
    <style:style style:name="P47" style:family="paragraph" style:parent-style-name="Text_20_body" style:list-style-name="L3">
      <loext:graphic-properties draw:fill="none" draw:fill-color="#ffffff"/>
      <style:paragraph-properties fo:margin-top="0.499cm" fo:margin-bottom="0cm" loext:contextual-spacing="false" fo:line-height="200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0f6c" officeooo:paragraph-rsid="0077b05c" style:text-blinking="false" fo:background-color="transparent" style:font-weight-asian="normal" style:font-weight-complex="normal"/>
    </style:style>
    <style:style style:name="P48" style:family="paragraph" style:parent-style-name="Table_20_Contents" style:list-style-name="L3">
      <style:text-properties style:font-name="Arial" fo:font-size="11pt" officeooo:rsid="00080f6c" officeooo:paragraph-rsid="0077b05c"/>
    </style:style>
    <style:style style:name="P49" style:family="paragraph" style:parent-style-name="Table_20_Contents" style:list-style-name="L4">
      <style:text-properties style:font-name="Arial" fo:font-size="11pt" officeooo:rsid="00944655" officeooo:paragraph-rsid="00944655"/>
    </style:style>
    <style:style style:name="P50" style:family="paragraph" style:parent-style-name="Table_20_Contents" style:list-style-name="L3">
      <style:text-properties style:font-name="Arial" fo:font-size="11pt" officeooo:paragraph-rsid="0077b05c"/>
    </style:style>
    <style:style style:name="P51" style:family="paragraph" style:parent-style-name="Table_20_Contents" style:list-style-name="L3">
      <style:text-properties style:font-name="Arial" fo:font-size="11pt" officeooo:rsid="00096ac7" officeooo:paragraph-rsid="0077b05c"/>
    </style:style>
    <style:style style:name="T1" style:family="text">
      <style:text-properties officeooo:rsid="00798974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d7b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e47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dotted" style:text-underline-width="auto" style:text-underline-color="font-color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style:font-name="Arial"/>
    </style:style>
    <style:style style:name="T9" style:family="text">
      <style:text-properties style:font-name="Arial" officeooo:rsid="000cdcaa"/>
    </style:style>
    <style:style style:name="T10" style:family="text">
      <style:text-properties style:font-name="Arial" fo:font-weight="bold" officeooo:rsid="00100358" style:font-weight-asian="bold" style:font-weight-complex="bold"/>
    </style:style>
    <style:style style:name="T11" style:family="text">
      <style:text-properties style:font-name="Arial" fo:font-weight="bold" officeooo:rsid="00080f6c" style:font-weight-asian="bold" style:font-weight-complex="bold"/>
    </style:style>
    <style:style style:name="T12" style:family="text">
      <style:text-properties style:font-name="Arial" fo:font-weight="bold" officeooo:rsid="00c05ce8" style:font-weight-asian="bold" style:font-weight-complex="bold"/>
    </style:style>
    <style:style style:name="T13" style:family="text">
      <style:text-properties style:font-name="Arial" officeooo:rsid="00080f6c" style:font-weight-asian="normal" style:font-weight-complex="normal"/>
    </style:style>
    <style:style style:name="T14" style:family="text">
      <style:text-properties style:font-name="Arial" officeooo:rsid="00080f6c"/>
    </style:style>
    <style:style style:name="T15" style:family="text">
      <style:text-properties style:font-name="Arial" officeooo:rsid="00910171"/>
    </style:style>
    <style:style style:name="T16" style:family="text">
      <style:text-properties fo:font-weight="bold" fo:background-color="transparent" loext:char-shading-value="0"/>
    </style:style>
    <style:style style:name="T17" style:family="text">
      <style:text-properties fo:font-weight="bold" officeooo:rsid="0005300b" fo:background-color="transparent" loext:char-shading-value="0"/>
    </style:style>
    <style:style style:name="T18" style:family="text">
      <style:text-properties fo:font-weight="bold" officeooo:rsid="0005300b" fo:background-color="transparent" loext:char-shading-value="0" style:font-weight-asian="bold" style:font-weight-complex="bold"/>
    </style:style>
    <style:style style:name="T19" style:family="text">
      <style:text-properties fo:font-weight="bold" officeooo:rsid="000720d8" fo:background-color="transparent" loext:char-shading-value="0" style:font-weight-asian="bold" style:font-weight-complex="bold"/>
    </style:style>
    <style:style style:name="T20" style:family="text">
      <style:text-properties fo:font-weight="bold" officeooo:rsid="002a2c08" fo:background-color="transparent" loext:char-shading-value="0" style:font-weight-asian="bold" style:font-weight-complex="bold"/>
    </style:style>
    <style:style style:name="T21" style:family="text">
      <style:text-properties fo:font-weight="bold" officeooo:rsid="00aefc56" fo:background-color="transparent" loext:char-shading-value="0" style:font-weight-asian="bold" style:font-weight-complex="bold"/>
    </style:style>
    <style:style style:name="T22" style:family="text">
      <style:text-properties fo:font-weight="bold" officeooo:rsid="00b657eb" fo:background-color="transparent" loext:char-shading-value="0" style:font-weight-asian="bold" style:font-weight-complex="bold"/>
    </style:style>
    <style:style style:name="T23" style:family="text">
      <style:text-properties fo:font-weight="bold" officeooo:rsid="00ba8da0" fo:background-color="transparent" loext:char-shading-value="0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720d8" style:font-weight-asian="bold" style:font-weight-complex="bold"/>
    </style:style>
    <style:style style:name="T26" style:family="text">
      <style:text-properties fo:font-weight="bold" officeooo:rsid="00080f6c" style:font-weight-asian="bold" style:font-weight-complex="bold"/>
    </style:style>
    <style:style style:name="T27" style:family="text">
      <style:text-properties fo:font-weight="bold" officeooo:rsid="00099970" style:font-weight-asian="bold" style:font-weight-complex="bold"/>
    </style:style>
    <style:style style:name="T28" style:family="text">
      <style:text-properties fo:font-weight="bold" officeooo:rsid="000baff8" style:font-weight-asian="bold" style:font-weight-complex="bold"/>
    </style:style>
    <style:style style:name="T29" style:family="text">
      <style:text-properties fo:font-weight="bold" officeooo:rsid="000f61e6" style:font-weight-asian="bold" style:font-weight-complex="bold"/>
    </style:style>
    <style:style style:name="T30" style:family="text">
      <style:text-properties fo:font-weight="bold" officeooo:rsid="000f685a" style:font-weight-asian="bold" style:font-weight-complex="bold"/>
    </style:style>
    <style:style style:name="T31" style:family="text">
      <style:text-properties fo:font-weight="bold" officeooo:rsid="00100358" style:font-weight-asian="bold" style:font-weight-complex="bold"/>
    </style:style>
    <style:style style:name="T32" style:family="text">
      <style:text-properties fo:font-weight="bold" officeooo:rsid="003194af" style:font-weight-asian="bold" style:font-weight-complex="bold"/>
    </style:style>
    <style:style style:name="T33" style:family="text">
      <style:text-properties fo:font-weight="bold" officeooo:rsid="00ae6da4" style:font-weight-asian="bold" style:font-weight-complex="bold"/>
    </style:style>
    <style:style style:name="T34" style:family="text">
      <style:text-properties fo:font-weight="bold" officeooo:rsid="00b54cff" style:font-weight-asian="bold" style:font-weight-complex="bold"/>
    </style:style>
    <style:style style:name="T35" style:family="text">
      <style:text-properties fo:font-weight="bold" style:font-style-asian="normal" style:font-weight-asian="bold" style:font-style-complex="normal" style:font-weight-complex="bold"/>
    </style:style>
    <style:style style:name="T36" style:family="text">
      <style:text-properties fo:font-weight="bold" officeooo:rsid="00b2a85e" style:font-style-asian="normal" style:font-weight-asian="bold" style:font-style-complex="normal" style:font-weight-complex="bold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05300b" fo:background-color="transparent" loext:char-shading-value="0"/>
    </style:style>
    <style:style style:name="T39" style:family="text">
      <style:text-properties officeooo:rsid="0070d531" fo:background-color="transparent" loext:char-shading-value="0"/>
    </style:style>
    <style:style style:name="T40" style:family="text">
      <style:text-properties officeooo:rsid="0083ae72" fo:background-color="transparent" loext:char-shading-value="0"/>
    </style:style>
    <style:style style:name="T41" style:family="text">
      <style:text-properties officeooo:rsid="008ee9dc" fo:background-color="transparent" loext:char-shading-value="0"/>
    </style:style>
    <style:style style:name="T42" style:family="text">
      <style:text-properties officeooo:rsid="00cdd241" fo:background-color="transparent" loext:char-shading-value="0"/>
    </style:style>
    <style:style style:name="T43" style:family="text">
      <style:text-properties officeooo:rsid="00db8115" fo:background-color="transparent" loext:char-shading-value="0"/>
    </style:style>
    <style:style style:name="T44" style:family="text">
      <style:text-properties officeooo:rsid="00dc653f" fo:background-color="transparent" loext:char-shading-value="0"/>
    </style:style>
    <style:style style:name="T45" style:family="text">
      <style:text-properties officeooo:rsid="00dda9cd" fo:background-color="transparent" loext:char-shading-value="0"/>
    </style:style>
    <style:style style:name="T46" style:family="text">
      <style:text-properties officeooo:rsid="00e70c16" fo:background-color="transparent" loext:char-shading-value="0"/>
    </style:style>
    <style:style style:name="T47" style:family="text">
      <style:text-properties officeooo:rsid="00e9faa2" fo:background-color="transparent" loext:char-shading-value="0"/>
    </style:style>
    <style:style style:name="T48" style:family="text">
      <style:text-properties fo:font-weight="normal" fo:background-color="transparent" loext:char-shading-value="0"/>
    </style:style>
    <style:style style:name="T49" style:family="text">
      <style:text-properties fo:font-weight="normal" officeooo:rsid="00ce91fa" fo:background-color="transparent" loext:char-shading-value="0"/>
    </style:style>
    <style:style style:name="T50" style:family="text">
      <style:text-properties style:font-name="Droid Sans Mono" fo:background-color="transparent" loext:char-shading-value="0"/>
    </style:style>
    <style:style style:name="T51" style:family="text">
      <style:text-properties style:font-name="Droid Sans Mono" officeooo:rsid="0005300b" fo:background-color="transparent" loext:char-shading-value="0" style:font-weight-asian="bold" style:font-weight-complex="bold"/>
    </style:style>
    <style:style style:name="T52" style:family="text">
      <style:text-properties style:font-name="Droid Sans Mono" officeooo:rsid="0005300b" fo:background-color="transparent" loext:char-shading-value="0" style:font-weight-asian="normal" style:font-weight-complex="normal"/>
    </style:style>
    <style:style style:name="T53" style:family="text">
      <style:text-properties style:font-name="Droid Sans Mono" officeooo:rsid="00b657eb" fo:background-color="transparent" loext:char-shading-value="0"/>
    </style:style>
    <style:style style:name="T54" style:family="text">
      <style:text-properties style:font-name="Droid Sans Mono" officeooo:rsid="00b805e3" fo:background-color="transparent" loext:char-shading-value="0"/>
    </style:style>
    <style:style style:name="T55" style:family="text">
      <style:text-properties style:font-name="Droid Sans Mono" fo:font-size="10pt" fo:background-color="transparent" loext:char-shading-value="0" style:font-style-asian="normal" style:font-style-complex="normal"/>
    </style:style>
    <style:style style:name="T56" style:family="text">
      <style:text-properties fo:font-style="italic" fo:background-color="transparent" loext:char-shading-value="0"/>
    </style:style>
    <style:style style:name="T57" style:family="text">
      <style:text-properties fo:font-style="italic" style:font-style-asian="normal" style:font-style-complex="normal"/>
    </style:style>
    <style:style style:name="T58" style:family="text">
      <style:text-properties fo:font-style="italic" officeooo:rsid="00d5296a" style:font-style-asian="italic" style:font-style-complex="italic"/>
    </style:style>
    <style:style style:name="T59" style:family="text">
      <style:text-properties fo:font-size="10pt" fo:background-color="transparent" loext:char-shading-value="0"/>
    </style:style>
    <style:style style:name="T60" style:family="text">
      <style:text-properties style:text-underline-style="dotted" style:text-underline-width="auto" style:text-underline-color="font-color" style:font-size-asian="10.5pt"/>
    </style:style>
    <style:style style:name="T61" style:family="text">
      <style:text-properties officeooo:rsid="0005300b"/>
    </style:style>
    <style:style style:name="T62" style:family="text">
      <style:text-properties style:font-name="Arial1" officeooo:rsid="0005300b" fo:background-color="transparent" loext:char-shading-value="0" style:font-weight-asian="bold" style:font-weight-complex="bold"/>
    </style:style>
    <style:style style:name="T63" style:family="text">
      <style:text-properties style:font-name="Arial1" officeooo:rsid="00080f6c" style:font-weight-asian="normal" style:font-weight-complex="normal"/>
    </style:style>
    <style:style style:name="T64" style:family="text">
      <style:text-properties style:font-name="Andale Mono"/>
    </style:style>
    <style:style style:name="T65" style:family="text">
      <style:text-properties style:font-name="Andale Mono" fo:font-weight="bold" officeooo:rsid="0005300b" fo:background-color="transparent" loext:char-shading-value="0" style:font-weight-asian="bold" style:font-weight-complex="bold"/>
    </style:style>
    <style:style style:name="T66" style:family="text">
      <style:text-properties style:font-name="Andale Mono" fo:font-weight="bold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style:font-name="Andale Mono" fo:font-weight="bold" style:font-weight-asian="bold" style:font-weight-complex="bold"/>
    </style:style>
    <style:style style:name="T68" style:family="text">
      <style:text-properties style:font-name="Andale Mono" fo:font-weight="bold" officeooo:rsid="00309be6" style:font-weight-asian="bold" style:font-weight-complex="bold"/>
    </style:style>
    <style:style style:name="T69" style:family="text">
      <style:text-properties style:font-name="Andale Mono" fo:font-size="10pt" fo:background-color="transparent" loext:char-shading-value="0"/>
    </style:style>
    <style:style style:name="T70" style:family="text">
      <style:text-properties style:font-name="Andale Mono" fo:font-size="10pt" fo:background-color="transparent" loext:char-shading-value="0" style:font-weight-asian="bold" style:font-weight-complex="bold"/>
    </style:style>
    <style:style style:name="T71" style:family="text">
      <style:text-properties style:font-name="Andale Mono" style:font-style-asian="normal" style:font-style-complex="normal"/>
    </style:style>
    <style:style style:name="T72" style:family="text">
      <style:text-properties style:font-name="Andale Mono" officeooo:rsid="00080f6c" style:font-style-asian="normal" style:font-weight-asian="normal" style:font-style-complex="normal" style:font-weight-complex="normal"/>
    </style:style>
    <style:style style:name="T73" style:family="text">
      <style:text-properties style:font-name="Andale Mono" officeooo:rsid="00080f6c"/>
    </style:style>
    <style:style style:name="T74" style:family="text">
      <style:text-properties style:font-name="Andale Mono" officeooo:rsid="0084ebcb"/>
    </style:style>
    <style:style style:name="T75" style:family="text">
      <style:text-properties style:font-name="Andale Mono" officeooo:rsid="00d21291"/>
    </style:style>
    <style:style style:name="T76" style:family="text">
      <style:text-properties officeooo:rsid="000720d8"/>
    </style:style>
    <style:style style:name="T77" style:family="text">
      <style:text-properties style:font-style-asian="normal" style:font-style-complex="normal"/>
    </style:style>
    <style:style style:name="T78" style:family="text">
      <style:text-properties officeooo:rsid="00080f6c"/>
    </style:style>
    <style:style style:name="T79" style:family="text">
      <style:text-properties officeooo:rsid="00080f6c" style:font-weight-asian="normal" style:font-weight-complex="normal"/>
    </style:style>
    <style:style style:name="T80" style:family="text">
      <style:text-properties officeooo:rsid="00099970" style:font-weight-asian="normal" style:font-weight-complex="normal"/>
    </style:style>
    <style:style style:name="T81" style:family="text">
      <style:text-properties officeooo:rsid="000f61e6" style:font-weight-asian="normal" style:font-weight-complex="normal"/>
    </style:style>
    <style:style style:name="T82" style:family="text">
      <style:text-properties officeooo:rsid="000f685a" style:font-weight-asian="normal" style:font-weight-complex="normal"/>
    </style:style>
    <style:style style:name="T83" style:family="text">
      <style:text-properties officeooo:rsid="000b3996"/>
    </style:style>
    <style:style style:name="T84" style:family="text">
      <style:text-properties officeooo:rsid="000c3bd3"/>
    </style:style>
    <style:style style:name="T85" style:family="text">
      <style:text-properties officeooo:rsid="000f61e6"/>
    </style:style>
    <style:style style:name="T86" style:family="text">
      <style:text-properties officeooo:rsid="000f685a"/>
    </style:style>
    <style:style style:name="T87" style:family="text">
      <style:text-properties officeooo:rsid="001dbb25"/>
    </style:style>
    <style:style style:name="T88" style:family="text">
      <style:text-properties officeooo:rsid="002dd7e3"/>
    </style:style>
    <style:style style:name="T89" style:family="text">
      <style:text-properties officeooo:rsid="006d237f"/>
    </style:style>
    <style:style style:name="T90" style:family="text">
      <style:text-properties officeooo:rsid="007313bb"/>
    </style:style>
    <style:style style:name="T91" style:family="text">
      <style:text-properties officeooo:rsid="00750724"/>
    </style:style>
    <style:style style:name="T92" style:family="text">
      <style:text-properties officeooo:rsid="0084ebcb"/>
    </style:style>
    <style:style style:name="T93" style:family="text">
      <style:text-properties officeooo:rsid="008adcb0"/>
    </style:style>
    <style:style style:name="T94" style:family="text">
      <style:text-properties officeooo:rsid="009ee0fb"/>
    </style:style>
    <style:style style:name="T95" style:family="text">
      <style:text-properties officeooo:rsid="00aa7f3a"/>
    </style:style>
    <style:style style:name="T96" style:family="text">
      <style:text-properties officeooo:rsid="00ac3f0f"/>
    </style:style>
    <style:style style:name="T97" style:family="text">
      <style:text-properties officeooo:rsid="00aca54d"/>
    </style:style>
    <style:style style:name="T98" style:family="text">
      <style:text-properties officeooo:rsid="00acc8f5"/>
    </style:style>
    <style:style style:name="T99" style:family="text">
      <style:text-properties officeooo:rsid="00d21291"/>
    </style:style>
    <style:style style:name="T100" style:family="text">
      <style:text-properties officeooo:rsid="00d5296a"/>
    </style:style>
    <style:style style:name="T101" style:family="text">
      <style:text-properties officeooo:rsid="00e6299d"/>
    </style:style>
    <style:style style:name="T102" style:family="text">
      <style:text-properties officeooo:rsid="00ed090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style:num-suffix=")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Nom complet : </text:span><text:span text:style-name="T6"><text:tab/></text:span><text:span text:style-name="T2"><text:tab/><text:tab/></text:span></text:p>
      <text:p text:style-name="P4">Code permanent : <text:span text:style-name="T60"><text:tab/></text:span></text:p>
      <text:h text:style-name="P9" text:outline-level="1">Examen Intra INF5190 - Automne 2019</text:h>
      <text:h text:style-name="P10" text:outline-level="2">Directives</text:h>
      <text:list xml:id="list3515408788" text:style-name="L1">
        <text:list-item>
          <text:p text:style-name="P14">Écrivez vos réponses sur l’examen directement.</text:p>
        </text:list-item>
        <text:list-item>
          <text:p text:style-name="P14">Aucune documentation permise à l’exception d’une feuille de note recto-verso.</text:p>
        </text:list-item>
        <text:list-item>
          <text:p text:style-name="P14">Placez votre carte étudiante sur votre bureau. Le surveillant va passer pour la valider.</text:p>
        </text:list-item>
        <text:list-item>
          <text:p text:style-name="P36"><text:span text:style-name="T37">Fermez </text:span><text:span text:style-name="T42">et rangez </text:span><text:span text:style-name="T37">votre téléphone cellulaire. </text:span><text:span text:style-name="T48">Tout contact avec votre téléphone cellulaire </text:span><text:span text:style-name="T49">ou tout autre appareil électronique</text:span><text:span text:style-name="T48"> sera considéré comme une tentative de plagiat.</text:span></text:p>
        </text:list-item>
        <text:list-item>
          <text:p text:style-name="P14">L’examen comporte <text:span text:style-name="T89">18</text:span> questions sur <text:span text:style-name="T87">10</text:span> pages.</text:p>
        </text:list-item>
      </text:list>
      <text:p text:style-name="P6"/>
      <text:list xml:id="list107636651" text:style-name="L2">
        <text:list-item>
          <text:p text:style-name="P41"><text:span text:style-name="T3">Pour chacune des fonctionnalités suivantes du protocole HTTP, indiquez </text:span><text:span text:style-name="T4">à</text:span><text:span text:style-name="T3"> quelle version du protocole (1.0, 1.1 </text:span><text:span text:style-name="T5">ou</text:span><text:span text:style-name="T3"> 2.0) la fonctionnalité a été introduite. </text:span><text:span text:style-name="T2">1pt</text:span></text:p>
          <text:list>
            <text:list-item>
              <text:p text:style-name="P15">Support multi-hôte : <text:tab/></text:p>
            </text:list-item>
            <text:list-item>
              <text:p text:style-name="P16">Compression des entêtes : <text:tab/></text:p>
            </text:list-item>
            <text:list-item>
              <text:p text:style-name="P15">Compression du corps de la réponse : <text:tab/></text:p>
            </text:list-item>
            <text:list-item>
              <text:p text:style-name="P15">Requêtes multiplexées :<text:tab/></text:p>
            </text:list-item>
          </text:list>
        </text:list-item>
        <text:list-item>
          <text:p text:style-name="P31"><text:span text:style-name="T37">À partir de l’adresse de cette requête HTTP, identifiez correctement chacune des composantes i</text:span><text:span text:style-name="T40">dentifiées. </text:span><text:span text:style-name="T22">1</text:span><text:span text:style-name="T16">pt</text:span><text:span text:style-name="T37"><text:line-break/></text:span><text:span text:style-name="T50">https://</text:span><text:span text:style-name="T53">hello</text:span><text:span text:style-name="T50">:</text:span><text:span text:style-name="T53">world</text:span><text:span text:style-name="T50">@api.caissy.dev/products/images.json?sort=desc</text:span><text:span text:style-name="T54">&amp;new=1</text:span></text:p>
          <text:list>
            <text:list-item>
              <text:p text:style-name="P15">Protocole : <text:tab/></text:p>
            </text:list-item>
            <text:list-item>
              <text:p text:style-name="P15">Domaine <text:span text:style-name="T88">(hôte)</text:span> : <text:tab/></text:p>
            </text:list-item>
            <text:list-item>
              <text:p text:style-name="P26">Le(s) paramètre(s) <text:span text:style-name="T75">GET</text:span><text:span text:style-name="T99"> </text:span>de la requête <text:span text:style-name="T100">(</text:span><text:span text:style-name="T58">query string)</text:span> :<text:line-break/><text:tab/></text:p>
            </text:list-item>
            <text:list-item>
              <text:p text:style-name="P31"><text:span text:style-name="T37">Emplacement (</text:span><text:span text:style-name="T56">path</text:span><text:span text:style-name="T37">) : <text:line-break/><text:tab/></text:span></text:p>
            </text:list-item>
          </text:list>
        </text:list-item>
        <text:list-item>
          <text:p text:style-name="P45"><text:span text:style-name="T37">Répondez-aux questions en fonction de la requête HTTP suivante. </text:span><text:span text:style-name="T23">2</text:span><text:span text:style-name="T17">p</text:span><text:span text:style-name="T16">t</text:span></text:p>
        </text:list-item>
      </text:list>
      <text:p text:style-name="P8">GET /jpcaissy/INF5190/search?q=test HTTP/1.1<text:line-break/>Host: github.com</text:p>
      <text:p text:style-name="P7">User-Agent: Mozilla/5.0 Gecko/20100101 Firefox/69.0</text:p>
      <text:p text:style-name="P7">Accept: text/html,application/xml;q=0.9,*/*;q=0.8</text:p>
      <text:p text:style-name="P7">Cookie: has_recent_activity=1</text:p>
      <text:p text:style-name="P7">Cookie: user_session=x5hiO5CQl3-8MNCV4fHDD; <text:span text:style-name="T61">S</text:span>ecure; HttpOnly</text:p>
      <text:p text:style-name="P7">Accept-Language: en-CA,en-US;q=0.8,en;q=0.6,fr-CA;q=0.4,fr;q=0.2</text:p>
      <text:p text:style-name="P7">Accept-Encoding: gzip, deflate, br</text:p>
      <text:list xml:id="list4047218962" text:style-name="L3">
        <text:list-item>
          <text:list>
            <text:list-item>
              <text:p text:style-name="P17">Quelle est la méthode HTTP <text:span text:style-name="T101">de la requête </text:span>? <text:tab/></text:p>
            </text:list-item>
            <text:list-item>
              <text:p text:style-name="P17"><text:soft-page-break/><text:span text:style-name="T92">Que représente l’entête </text:span><text:span text:style-name="T74">User-Agent</text:span><text:span text:style-name="T92"> ?</text:span><text:line-break/><text:tab/><text:line-break/><text:tab/></text:p>
            </text:list-item>
            <text:list-item>
              <text:p text:style-name="P32"><text:span text:style-name="T37">Le navigateur </text:span><text:span text:style-name="T46">indique accepter</text:span><text:span text:style-name="T37"> plusieurs langues. L’</text:span><text:span text:style-name="T39">application Web</text:span><text:span text:style-name="T37"> supporte </text:span><text:span text:style-name="T38">les </text:span><text:span text:style-name="T47">paramètres régionaux</text:span><text:span text:style-name="T37"> </text:span><text:span text:style-name="T66">fr</text:span><text:span text:style-name="T43"> e</text:span><text:span text:style-name="T37">t </text:span><text:span text:style-name="T66">en-US</text:span><text:span text:style-name="T37">. Quelle sera la</text:span><text:span text:style-name="T44"> </text:span><text:span text:style-name="T45">langue et la locale</text:span><text:span text:style-name="T37"> de la page HTML retournée par l’application Web ?<text:line-break/><text:tab/></text:span></text:p>
            </text:list-item>
            <text:list-item>
              <text:p text:style-name="P33"><text:span text:style-name="T38">Que représente le paramètre </text:span><text:span text:style-name="T65">Secure</text:span><text:span text:style-name="T51"> </text:span><text:span text:style-name="T62">sur le cookie</text:span><text:span text:style-name="T51"> </text:span><text:span text:style-name="T65">user_session</text:span><text:span text:style-name="T52"> :<text:line-break/><text:tab/><text:line-break/><text:tab/><text:line-break/><text:tab/></text:span></text:p>
            </text:list-item>
          </text:list>
        </text:list-item>
        <text:list-item text:start-value="4">
          <text:p text:style-name="P35">Voici un extrait d’une classe utilisant l’ORM <text:span text:style-name="T71">peewee</text:span><text:span text:style-name="T77">. Répondez aux questions suivantes.</text:span><text:span text:style-name="T35"> </text:span><text:span text:style-name="T36">2.5</text:span><text:span text:style-name="T35">pt</text:span></text:p>
          <text:p text:style-name="P46"><text:span text:style-name="T69">from peewee import *<text:line-break/>class Voiture(model):<text:line-break/> <text:s text:c="3"/>id = AutoField(primary_key=True)<text:line-break/> <text:s text:c="3"/>marque = ForeignKeyField(Marque, backref='voitures', index=True)<text:line-break/> <text:s text:c="3"/>modele = CharField()<text:line-break/> <text:s text:c="3"/>trim = CharField()<text:line-break/></text:span><text:span text:style-name="T70"> <text:s text:c="3"/></text:span><text:span text:style-name="T69">annee = IntegerField(constraints=[Check('annee &gt;= 2019')])</text:span></text:p>
          <text:list>
            <text:list-item>
              <text:p text:style-name="P18">Quelle est le nom de la table<text:span text:style-name="T25"> </text:span>: <text:tab/></text:p>
            </text:list-item>
            <text:list-item>
              <text:p text:style-name="P18">Quel<text:span text:style-name="T93">le</text:span>s sont les colonnes de la table : <text:tab/><text:line-break/><text:tab/><text:line-break/><text:tab/><text:line-break/><text:tab/><text:line-break/><text:tab/><text:line-break/><text:tab/></text:p>
            </text:list-item>
            <text:list-item>
              <text:p text:style-name="P33"><text:soft-page-break/><text:span text:style-name="T37">Que représente </text:span><text:span text:style-name="T55">AutoField(primary_key=True)</text:span><text:span text:style-name="T37"> </text:span><text:span text:style-name="T59">?<text:line-break/><text:tab/><text:line-break/><text:tab/><text:line-break/><text:tab/></text:span></text:p>
            </text:list-item>
            <text:list-item>
              <text:p text:style-name="P18">Est-ce qu’il est possible d’ajouter une voiture dont l’année est 2018 ?<text:line-break/><text:tab/></text:p>
            </text:list-item>
            <text:list-item>
              <text:p text:style-name="P18">Est-il possible de représenter ce modèle <text:span text:style-name="T90">tel quel </text:span>dans une base de données NoSQL de type documents? Expliquez pourquoi.<text:line-break/> <text:tab/><text:line-break/> <text:tab/><text:line-break/> <text:tab/><text:line-break/> <text:tab/><text:line-break/><text:tab/></text:p>
            </text:list-item>
          </text:list>
        </text:list-item>
        <text:list-item>
          <text:p text:style-name="P34"><text:span text:style-name="T37">Quelle est la différence entre les paramètres régionaux </text:span><text:span text:style-name="T50">fr_CA</text:span><text:span text:style-name="T37"> et </text:span><text:span text:style-name="T50">fr_FR</text:span><text:span text:style-name="T37"> ? </text:span><text:span text:style-name="T19">0.5pt</text:span><text:span text:style-name="T37"><text:line-break/><text:tab/><text:line-break/><text:tab/></text:span></text:p>
        </text:list-item>
        <text:list-item>
          <text:p text:style-name="P19">Donnez 3 types de données qui peuvent être localisé<text:span text:style-name="T91">e</text:span>s. <text:span text:style-name="T34">1.5</text:span><text:span text:style-name="T25">pt</text:span></text:p>
          <text:list>
            <text:list-item>
              <text:p text:style-name="P19"><text:tab/></text:p>
            </text:list-item>
            <text:list-item>
              <text:p text:style-name="P27"><text:tab/></text:p>
            </text:list-item>
            <text:list-item>
              <text:p text:style-name="P27"><text:tab/></text:p>
            </text:list-item>
          </text:list>
        </text:list-item>
        <text:list-item>
          <text:p text:style-name="P20">Expliquez pourquoi il ne faut pas retourner un statut HTTP<text:span text:style-name="T67"> 200 </text:span><text:span text:style-name="T68">OK </text:span>lorsqu’il y a un erreur dans une API REST. <text:span text:style-name="T32">1pt</text:span><text:span text:style-name="T81"><text:line-break/><text:tab/><text:line-break/><text:tab/><text:line-break/><text:tab/><text:line-break/><text:tab/></text:span></text:p>
        </text:list-item>
        <text:list-item>
          <text:p text:style-name="P28"><text:soft-page-break/>Quel statut HTTP <text:span text:style-name="T85">doit-on</text:span> retourn<text:span text:style-name="T85">er </text:span>dans une API REST lorsque <text:span text:style-name="T102">le client envoie des</text:span> données XML, <text:span text:style-name="T85">mais</text:span> que l’API s’attend à recevoir des données en format JSON? <text:span text:style-name="T29">0.</text:span><text:span text:style-name="T34">5</text:span><text:span text:style-name="T29">pt</text:span><text:line-break/> <text:tab/></text:p>
        </text:list-item>
        <text:list-item>
          <text:p text:style-name="P28"><text:s/>Parmi ces trois types d’authentification, donnez un exemple d’authentification <text:span text:style-name="T86">utilisant : </text:span><text:span text:style-name="T30">1.5pt</text:span></text:p>
          <text:list>
            <text:list-item>
              <text:p text:style-name="P21">Connaissance<text:line-break/><text:tab/></text:p>
            </text:list-item>
            <text:list-item>
              <text:p text:style-name="P21">Possession<text:line-break/><text:tab/></text:p>
            </text:list-item>
            <text:list-item>
              <text:p text:style-name="P29">Identitaire<text:line-break/><text:tab/></text:p>
            </text:list-item>
          </text:list>
        </text:list-item>
        <text:list-item>
          <text:p text:style-name="P33"><text:span text:style-name="T37"><text:s/>Une suite de test efficace possède les 4 caractéristiques suivantes : rapide, complet, fiable et hermétique. Rouler les tests d’une application Web d</text:span><text:span text:style-name="T41">ans un ordre</text:span><text:span text:style-name="T37"> aléatoire permet de valider quelle(s) caractéristique(s) et pourquoi? </text:span><text:span text:style-name="T21">2</text:span><text:span text:style-name="T18">pt</text:span><text:span text:style-name="T37"><text:line-break/><text:tab/><text:line-break/><text:tab/><text:line-break/><text:tab/><text:line-break/><text:tab/></text:span></text:p>
        </text:list-item>
        <text:list-item>
          <text:p text:style-name="P22"><text:s/>Expliquez ce qu’est REST. <text:span text:style-name="T27">5pt<text:line-break/></text:span><text:span text:style-name="T80"><text:tab/><text:line-break/><text:tab/><text:line-break/><text:tab/><text:line-break/><text:tab/><text:line-break/><text:tab/><text:line-break/><text:tab/><text:line-break/><text:tab/><text:line-break/><text:tab/></text:span></text:p>
        </text:list-item>
        <text:list-item>
          <text:p text:style-name="P42"><text:s/><text:span text:style-name="T76">Une application Flask contient les routes suivantes :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1</text:p>
          </table:table-cell>
          <table:table-cell table:style-name="Table4.B1" office:value-type="string">
            <text:p text:style-name="P2"><text:bookmark text:name="docs-internal-guid-bebfbdd3-7fff-e91e-c8f2-b16effd31717"/>@app.route('/')</text:p>
          </table:table-cell>
        </table:table-row>
        <table:table-row>
          <table:table-cell table:style-name="Table4.A2" office:value-type="string">
            <text:p text:style-name="P11">2</text:p>
          </table:table-cell>
          <table:table-cell table:style-name="Table4.B2" office:value-type="string">
            <text:p text:style-name="P12">@app.route('/voitures', methods=[‘POST’])</text:p>
          </table:table-cell>
        </table:table-row>
        <table:table-row>
          <table:table-cell table:style-name="Table4.A2" office:value-type="string">
            <text:p text:style-name="P11">3</text:p>
          </table:table-cell>
          <table:table-cell table:style-name="Table4.B2" office:value-type="string">
            <text:p text:style-name="P2"><text:bookmark text:name="docs-internal-guid-c700198d-7fff-47a9-4e06-5cf98864c307"/>@app.route('/voitures', methods=[‘GET’])</text:p>
          </table:table-cell>
        </table:table-row>
        <table:table-row>
          <table:table-cell table:style-name="Table4.A2" office:value-type="string">
            <text:p text:style-name="P11">4</text:p>
          </table:table-cell>
          <table:table-cell table:style-name="Table4.B2" office:value-type="string">
            <text:p text:style-name="P2"><text:bookmark text:name="docs-internal-guid-4ae6c5b2-7fff-5ea1-a688-4259d624c642"/>@app.route('/voitures/&lt;string:marque&gt;', methods=[‘POST’, ‘GET’])</text:p>
          </table:table-cell>
        </table:table-row>
        <table:table-row>
          <table:table-cell table:style-name="Table4.A2" office:value-type="string">
            <text:p text:style-name="P11">5</text:p>
          </table:table-cell>
          <table:table-cell table:style-name="Table4.B2" office:value-type="string">
            <text:p text:style-name="P2"><text:bookmark text:name="docs-internal-guid-b8232a69-7fff-77a5-02d6-0cd43cd8d9e8"/>@app.route('/voitures/&lt;string:marque&gt;/&lt;int:id&gt;')</text:p>
          </table:table-cell>
        </table:table-row>
        <table:table-row>
          <table:table-cell table:style-name="Table4.A2" office:value-type="string">
            <text:p text:style-name="P11">6</text:p>
          </table:table-cell>
          <table:table-cell table:style-name="Table4.B2" office:value-type="string">
            <text:p text:style-name="P3">Ne correspond à aucune route</text:p>
          </table:table-cell>
        </table:table-row>
      </table:table>
      <text:list xml:id="list142238903588169" text:continue-numbering="true" text:style-name="L3">
        <text:list-header>
          <text:p text:style-name="P23"><text:span text:style-name="T78"><text:line-break/>Pour chacune des requêtes HTTP suivantes, identifier le numéro de la route qui va correspondre à la requête. </text:span><text:span text:style-name="T26">1.5pt</text:span></text:p>
          <text:list>
            <text:list-item>
              <text:list>
                <text:list-item>
                  <text:p text:style-name="P40"><text:span text:style-name="T7">GET /voitures/Volkswagen </text:span><text:span text:style-name="T3"><text:tab/></text:span></text:p>
                </text:list-item>
                <text:list-item>
                  <text:p text:style-name="P23"><text:span text:style-name="T64">GET /voitures/Volkswagen/Golf </text:span><text:tab/></text:p>
                </text:list-item>
                <text:list-item>
                  <text:p text:style-name="P30"><text:span text:style-name="T64">DELETE </text:span><text:span text:style-name="T71">/voitures/Volkswagen/1 </text:span><text:span text:style-name="T57"><text:tab/></text:span></text:p>
                </text:list-item>
                <text:list-item>
                  <text:p text:style-name="P23"><text:span text:style-name="T64">POST /voitures </text:span><text:tab/></text:p>
                </text:list-item>
                <text:list-item>
                  <text:p text:style-name="P23"><text:span text:style-name="T64">POST /voitures/Volkswagen </text:span><text:tab/></text:p>
                </text:list-item>
                <text:list-item>
                  <text:p text:style-name="P23"><text:span text:style-name="T64">POST /voitures/Volkswagen/</text:span><text:span text:style-name="T73">12</text:span><text:span text:style-name="T64"> </text:span><text:tab/></text:p>
                </text:list-item>
              </text:list>
            </text:list-item>
          </text:list>
        </text:list-header>
        <text:list-item>
          <text:p text:style-name="P24"><text:s/><text:span text:style-name="T94">Voici les routes d’une API. Vous devez :</text:span><text:line-break/><text:span text:style-name="T83">1)</text:span> identifiez <text:span text:style-name="T84">si la route respecte ou non la contrainte d’uniformité de REST</text:span><text:line-break/><text:span text:style-name="T83">2) si la route ne respecte pas la contrainte d’uniformité, </text:span>donnez un exemple qui respecte la contrainte<text:line-break/><text:span text:style-name="T33">3</text:span><text:span text:style-name="T28">pt</text:span></text:p>
          <text:list>
            <text:list-item>
              <text:p text:style-name="P37">GET /voitures/?marque=Volkswagen<text:line-break/><text:tab/><text:line-break/><text:tab/></text:p>
            </text:list-item>
            <text:list-item>
              <text:p text:style-name="P37">POST /marques<text:line-break/><text:tab/><text:line-break/><text:tab/></text:p>
            </text:list-item>
            <text:list-item>
              <text:p text:style-name="P37"><text:soft-page-break/><text:span text:style-name="T98">DELETE</text:span> /marques/Volkswagen/<text:span text:style-name="T97">21/</text:span>delete<text:line-break/><text:tab/><text:line-break/><text:tab/></text:p>
            </text:list-item>
            <text:list-item>
              <text:p text:style-name="P37">PATCH /voitures/Volkswagen/21<text:line-break/><text:tab/><text:line-break/><text:tab/></text:p>
            </text:list-item>
            <text:list-item>
              <text:p text:style-name="P37">POST /voitures/Volkswagen/21?<text:span text:style-name="T95">trim</text:span>=<text:span text:style-name="T95">Comfortline</text:span><text:line-break/> <text:tab/><text:line-break/> <text:tab/></text:p>
            </text:list-item>
            <text:list-item>
              <text:p text:style-name="P38"><text:span text:style-name="T96">GET</text:span> /<text:span text:style-name="T97">voitures</text:span>/Volkswagen<text:line-break/><text:tab/><text:line-break/><text:tab/></text:p>
            </text:list-item>
          </text:list>
        </text:list-item>
        <text:list-item>
          <text:p text:style-name="P39"><text:span text:style-name="T9"><text:s/></text:span><text:span text:style-name="T15">Expliquez ce qu’est une attaque de type injection SQL et c</text:span><text:span text:style-name="T9">omment s’</text:span><text:span text:style-name="T15">y protéger.</text:span><text:span text:style-name="T9"> </text:span><text:span text:style-name="T10">5pt</text:span><text:span text:style-name="T8"><text:line-break/> <text:tab/><text:line-break/> <text:tab/><text:line-break/> <text:tab/><text:line-break/> <text:tab/><text:line-break/> <text:tab/><text:line-break/> <text:tab/><text:line-break/> <text:tab/><text:line-break/> <text:tab/><text:line-break/> <text:tab/><text:line-break/> <text:tab/><text:line-break/><text:tab/><text:line-break/><text:tab/></text:span></text:p>
        </text:list-item>
        <text:list-item>
          <text:p text:style-name="P43"><text:span text:style-name="T79"><text:s/>Expliquez ce qu’est le paradigme </text:span><text:span text:style-name="T72">Post-Redirect-Get</text:span><text:span text:style-name="T63"> </text:span><text:span text:style-name="T79">dans le traitement d’une requête </text:span><text:span text:style-name="T72">POST</text:span><text:span text:style-name="T79"> et quel problème ce paradigme résout. </text:span><text:span text:style-name="T27">5pt</text:span><text:span text:style-name="T79"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</text:list-item>
        <text:list-item>
          <text:p text:style-name="P21"><text:s/>Pourquoi faut-il utiliser un sel avec une fonction de hachage sur les mots de passes?<text:span text:style-name="T24"> </text:span><text:span text:style-name="T31">5</text:span><text:span text:style-name="T30">pt</text:span><text:span text:style-name="T82"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</text:list-item>
        <text:list-item>
          <text:p text:style-name="P13"><text:soft-page-break/><text:span text:style-name="T37"><text:s/>Quelle est la responsabilité des trois composantes du patron de conception MVC</text:span><text:span text:style-name="T38">?</text:span><text:span text:style-name="T37"> </text:span><text:span text:style-name="T20">6</text:span><text:span text:style-name="T18">pt</text:span></text:p>
          <text:list>
            <text:list-item>
              <text:p text:style-name="P25">Modèle :<text:line-break/><text:tab/><text:line-break/><text:tab/><text:line-break/><text:tab/><text:line-break/><text:tab/><text:line-break/><text:tab/><text:line-break/><text:tab/><text:line-break/><text:tab/></text:p>
            </text:list-item>
            <text:list-item>
              <text:p text:style-name="P25">Vue :<text:line-break/><text:tab/><text:line-break/><text:tab/><text:line-break/><text:tab/><text:line-break/><text:tab/><text:line-break/><text:tab/><text:line-break/><text:tab/><text:line-break/><text:tab/></text:p>
            </text:list-item>
            <text:list-item>
              <text:p text:style-name="P25">Contrôleur :<text:line-break/> <text:tab/><text:line-break/> <text:tab/><text:line-break/><text:tab/><text:line-break/><text:tab/><text:line-break/> <text:tab/><text:line-break/> <text:tab/><text:line-break/> <text:tab/><text:line-break/></text:p>
            </text:list-item>
          </text:list>
        </text:list-item>
        <text:list-item>
          <text:p text:style-name="P44"><text:span text:style-name="T8"><text:s/></text:span><text:span text:style-name="T14">Sérialisez en format JSON </text:span><text:span text:style-name="T11">valide</text:span><text:span text:style-name="T13"> les données suivantes. </text:span><text:span text:style-name="T12">6</text:span><text:span text:style-name="T11">pt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42238347665715" text:continue-numbering="true" text:style-name="L3">
              <text:list-header>
                <text:p text:style-name="P48">Marque</text:p>
              </text:list-header>
            </text:list>
          </table:table-cell>
          <table:table-cell table:style-name="Table1.B1" office:value-type="string">
            <text:list xml:id="list142240090594076" text:continue-numbering="true" text:style-name="L3">
              <text:list-header>
                <text:p text:style-name="P48">Volkswagen</text:p>
              </text:list-header>
            </text:list>
          </table:table-cell>
        </table:table-row>
        <table:table-row>
          <table:table-cell table:style-name="Table1.A2" office:value-type="string">
            <text:list xml:id="list142238692840302" text:continue-numbering="true" text:style-name="L3">
              <text:list-header>
                <text:p text:style-name="P48">Modèle</text:p>
              </text:list-header>
            </text:list>
          </table:table-cell>
          <table:table-cell table:style-name="Table1.B2" office:value-type="string">
            <text:list xml:id="list142238752024110" text:continue-numbering="true" text:style-name="L3">
              <text:list-header>
                <text:p text:style-name="P48">Golf</text:p>
              </text:list-header>
            </text:list>
          </table:table-cell>
        </table:table-row>
        <table:table-row>
          <table:table-cell table:style-name="Table1.A2" office:value-type="string">
            <text:list xml:id="list142239466283501" text:continue-numbering="true" text:style-name="L3">
              <text:list-header>
                <text:p text:style-name="P48">Trim</text:p>
              </text:list-header>
            </text:list>
          </table:table-cell>
          <table:table-cell table:style-name="Table1.B2" office:value-type="string">
            <text:list xml:id="list142239583086926" text:continue-numbering="true" text:style-name="L3">
              <text:list-header>
                <text:p text:style-name="P48">Highline</text:p>
              </text:list-header>
            </text:list>
          </table:table-cell>
        </table:table-row>
        <table:table-row>
          <table:table-cell table:style-name="Table1.A2" office:value-type="string">
            <text:list xml:id="list142238009624839" text:continue-numbering="true" text:style-name="L3">
              <text:list-header>
                <text:p text:style-name="P48">Année</text:p>
              </text:list-header>
            </text:list>
          </table:table-cell>
          <table:table-cell table:style-name="Table1.B2" office:value-type="string">
            <text:list xml:id="list142239867423590" text:continue-numbering="true" text:style-name="L3">
              <text:list-header>
                <text:p text:style-name="P48">2019</text:p>
              </text:list-header>
            </text:list>
          </table:table-cell>
        </table:table-row>
        <table:table-row>
          <table:table-cell table:style-name="Table1.A2" office:value-type="string">
            <text:list xml:id="list142238086371900" text:continue-numbering="true" text:style-name="L3">
              <text:list-header>
                <text:p text:style-name="P48">Options moteurs</text:p>
              </text:list-header>
            </text:list>
          </table:table-cell>
          <table:table-cell table:style-name="Table1.B2" office:value-type="string">
            <text:list xml:id="list1354304350" text:style-name="L4">
              <text:list-item>
                <text:p text:style-name="P49">Manuelle</text:p>
              </text:list-item>
              <text:list-item>
                <text:p text:style-name="P49">Automatique</text:p>
              </text:list-item>
            </text:list>
          </table:table-cell>
        </table:table-row>
        <table:table-row>
          <table:table-cell table:style-name="Table1.A2" office:value-type="string">
            <text:list xml:id="list142238063615860" text:continue-list="list142238086371900" text:style-name="L3">
              <text:list-header>
                <text:p text:style-name="P48">Quatre roues motrices</text:p>
              </text:list-header>
            </text:list>
          </table:table-cell>
          <table:table-cell table:style-name="Table1.B2" office:value-type="string">
            <text:list xml:id="list142239566136406" text:continue-numbering="true" text:style-name="L3">
              <text:list-header>
                <text:p text:style-name="P48">Non</text:p>
              </text:list-header>
            </text:list>
          </table:table-cell>
        </table:table-row>
        <table:table-row>
          <table:table-cell table:style-name="Table1.A2" office:value-type="string">
            <text:list xml:id="list142239913797695" text:continue-numbering="true" text:style-name="L3">
              <text:list-header>
                <text:p text:style-name="P48">Moteur</text:p>
              </text:list-header>
            </text:list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list xml:id="list142239050280467" text:continue-numbering="true" text:style-name="L3">
                    <text:list-header>
                      <text:p text:style-name="P48">Type</text:p>
                    </text:list-header>
                  </text:list>
                </table:table-cell>
                <table:table-cell table:style-name="Table2.B1" office:value-type="string">
                  <text:list xml:id="list142239966871902" text:continue-numbering="true" text:style-name="L3">
                    <text:list-header>
                      <text:p text:style-name="P48">1.4 TSI</text:p>
                    </text:list-header>
                  </text:list>
                </table:table-cell>
              </table:table-row>
              <table:table-row>
                <table:table-cell table:style-name="Table2.A2" office:value-type="string">
                  <text:list xml:id="list142238262596499" text:continue-numbering="true" text:style-name="L3">
                    <text:list-header>
                      <text:p text:style-name="P48">Puissance</text:p>
                    </text:list-header>
                  </text:list>
                </table:table-cell>
                <table:table-cell table:style-name="Table2.B2" office:value-type="string">
                  <text:list xml:id="list142239978730965" text:continue-numbering="true" text:style-name="L3">
                    <text:list-header>
                      <text:p text:style-name="P48">147hp</text:p>
                    </text:list-header>
                  </text:list>
                </table:table-cell>
              </table:table-row>
              <table:table-row>
                <table:table-cell table:style-name="Table2.A2" office:value-type="string">
                  <text:list xml:id="list142238926928412" text:continue-numbering="true" text:style-name="L3">
                    <text:list-header>
                      <text:p text:style-name="P48">Carburant</text:p>
                    </text:list-header>
                  </text:list>
                </table:table-cell>
                <table:table-cell table:style-name="Table2.B2" office:value-type="string">
                  <text:list xml:id="list142238733804331" text:continue-numbering="true" text:style-name="L3">
                    <text:list-header>
                      <text:p text:style-name="P48">Ordinaire</text:p>
                    </text:list-header>
                  </text:list>
                </table:table-cell>
              </table:table-row>
            </table:table>
            <text:list xml:id="list142239873168910" text:continue-numbering="true" text:style-name="L3">
              <text:list-header>
                <text:p text:style-name="P50"/>
              </text:list-header>
            </text:list>
          </table:table-cell>
        </table:table-row>
        <table:table-row>
          <table:table-cell table:style-name="Table1.A2" office:value-type="string">
            <text:list xml:id="list142238554848646" text:continue-numbering="true" text:style-name="L3">
              <text:list-header>
                <text:p text:style-name="P51">Options supplémentaires</text:p>
              </text:list-header>
            </text:list>
          </table:table-cell>
          <table:table-cell table:style-name="Table1.B2" office:value-type="string">
            <text:list xml:id="list142239061361276" text:continue-numbering="true" text:style-name="L3">
              <text:list-header>
                <text:p text:style-name="P51"><text:s/>Aucune</text:p>
              </text:list-header>
            </text:list>
          </table:table-cell>
        </table:table-row>
      </table:table>
      <text:list xml:id="list142239597705548" text:continue-numbering="true" text:style-name="L3">
        <text:list-header>
          <text:p text:style-name="P47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>
        <style:tab-stops>
          <style:tab-stop style:position="15cm" style:leader-style="dotted" style:leader-text="."/>
          <style:tab-stop style:position="17cm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79897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text:s/>/ <text:span text:style-name="MT1">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3:17:37.082102048</meta:creation-date>
    <dc:date>2019-10-22T14:22:37.822712014</dc:date>
    <meta:editing-duration>PT22H17M40S</meta:editing-duration>
    <meta:editing-cycles>200</meta:editing-cycles>
    <meta:generator>LibreOffice/6.0.7.3$Linux_X86_64 LibreOffice_project/00m0$Build-3</meta:generator>
    <meta:document-statistic meta:table-count="3" meta:image-count="0" meta:object-count="0" meta:page-count="10" meta:paragraph-count="110" meta:word-count="732" meta:character-count="5327" meta:non-whitespace-character-count="4431"/>
  </office:meta>
</office:document-meta>
</file>